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dc2300"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3.335cm" svg:height="5.842cm" svg:x="4.683cm" svg:y="1.381cm">
          <text:p text:style-name="P1"><text:span text:style-name="T1">ELFLinkingContext</text:span></text:p>
          <text:p text:style-name="P1"><text:span text:style-name="T2">---------------------------------</text:span></text:p>
          <text:p text:style-name="P1"><text:span text:style-name="T3">static std::unique_ptr</text:span><text:span text:style-name="T2">&lt;ELFLinkingContext&gt; create(llvm::Triple);</text:span></text:p>
          <text:p text:style-name="P1"><text:span text:style-name="T2">---------------------------------------------------------------------------------</text:span></text:p>
          <text:p text:style-name="P1"><text:span text:style-name="T2"/></text:p>
          <text:p text:style-name="P1"><text:span text:style-name="T2"><text:s text:c="2"/></text:span><text:span text:style-name="T2">switch (triple.getArch()) {</text:span></text:p>
          <text:p text:style-name="P1"><text:span text:style-name="T2">case llvm::Triple::cpu0:</text:span></text:p>
          <text:p text:style-name="P1"><text:span text:style-name="T2"><text:s text:c="4"/></text:span><text:span text:style-name="T2">return std::unique_ptr&lt;ELFLinkingContext&gt;(</text:span></text:p>
          <text:p text:style-name="P1"><text:span text:style-name="T2"><text:s text:c="8"/></text:span><text:span text:style-name="T2">new lld::elf::Cpu0LinkingContext(triple));</text:span></text:p>
          <text:p text:style-name="P1"><text:span text:style-name="T2">}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3.081cm" svg:height="4.071cm" svg:x="4.765cm" svg:y="7.851cm">
          <text:p text:style-name="P1"><text:span text:style-name="T4">Cpu0LinkingContext</text:span></text:p>
          <text:p text:style-name="P1"><text:span text:style-name="T2">---------------------------------------------</text:span></text:p>
          <text:p text:style-name="P1"><text:span text:style-name="T2">Cpu0LinkingContext(llvm::Triple triple)</text:span></text:p>
          <text:p text:style-name="P1"><text:span text:style-name="T2"><text:s text:c="8"/></text:span><text:span text:style-name="T2">: ELFLinkingContext(triple, std::unique_ptr&lt;TargetHandlerBase&gt;(</text:span></text:p>
          <text:p text:style-name="P1"><text:span text:style-name="T2"><text:s text:c="36"/></text:span><text:span text:style-name="T2">new Cpu0TargetHandler(*this))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3.081cm" svg:height="4.826cm" svg:x="4.937cm" svg:y="12.684cm">
          <text:p text:style-name="P1"><text:span text:style-name="T4">Cpu0TargetHandler</text:span></text:p>
          <text:p text:style-name="P1"><text:span text:style-name="T2">-----------------------------------------------------------</text:span></text:p>
          <text:p text:style-name="P1"><text:span text:style-name="T2">Cpu0TargetHandler::Cpu0TargetHandler(Cpu0LinkingContext &amp;context)</text:span></text:p>
          <text:p text:style-name="P1"><text:span text:style-name="T2"><text:s text:c="6"/></text:span><text:span text:style-name="T2">: DefaultTargetHandler(context), _gotFile(new GOTFile(context)),</text:span></text:p>
          <text:p text:style-name="P1"><text:span text:style-name="T2"><text:s text:c="8"/></text:span><text:span text:style-name="T2">_relocationHandler(context), _targetLayout(context) {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3.081cm" svg:height="3.048cm" svg:x="4.937cm" svg:y="18.145cm">
          <text:p text:style-name="P1"><text:span text:style-name="T4">Cpu0RelocationPass</text:span></text:p>
          <text:p text:style-name="P1"><text:span text:style-name="T2">--------------------------------------------------------------------------------</text:span></text:p>
          <text:p text:style-name="P1"><text:span text:style-name="T2">createCpu0RelocationPass(const Cpu0LinkingContext &amp;ct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0.541cm" svg:height="2.667cm" svg:x="6.08cm" svg:y="22.209cm">
          <text:p text:style-name="P1"><text:span text:style-name="T4">Cpu0TargetRelocationHandler</text:span></text:p>
          <text:p text:style-name="P1"><text:span text:style-name="T2">-----------------------------------------------</text:span></text:p>
          <text:p text:style-name="P1"><text:span text:style-name="T2">applyRelocati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14cm" svg:y1="7.223cm" svg:x2="11.287cm" svg:y2="7.858cm">
          <text:p/>
        </draw:line>
        <draw:line draw:style-name="gr2" draw:text-style-name="P1" draw:layer="layout" svg:x1="11.287cm" svg:y1="11.922cm" svg:x2="11.668cm" svg:y2="12.938cm">
          <text:p/>
        </draw:line>
        <draw:line draw:style-name="gr2" draw:text-style-name="P1" draw:layer="layout" svg:x1="11.414cm" svg:y1="17.51cm" svg:x2="11.541cm" svg:y2="18.399cm">
          <text:p/>
        </draw:line>
        <draw:line draw:style-name="gr2" draw:text-style-name="P1" draw:layer="layout" svg:x1="11.414cm" svg:y1="21.193cm" svg:x2="11.287cm" svg:y2="22.2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8T13:29:05</meta:creation-date>
    <dc:date>2013-11-08T14:27:56</dc:date>
    <meta:editing-duration>PT43M40S</meta:editing-duration>
    <meta:editing-cycles>4</meta:editing-cycles>
    <meta:generator>LibreOffice/3.5$Linux_X86_64 LibreOffice_project/350m1$Build-2</meta:generator>
    <meta:document-statistic meta:object-count="9"/>
  </office:meta>
</office:document-meta>
</file>